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0" number:language="en" number:country="US">
      <number:hours/>
      <number:text>:</number:text>
      <number:minutes number:style="long"/>
      <number:text> </number:text>
      <number:am-pm/>
    </number:time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date-style style:name="N10147" number:language="en" number:country="US">
      <number:day/>
      <number:text>-</number:text>
      <number:month number:textual="true"/>
    </number:date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38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 number:textual="true"/>
      <number:text>-</number:text>
      <number:year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3T06:37:11.177483752</dc:date>
    <meta:editing-duration>PT12H4M4S</meta:editing-duration>
    <meta:editing-cycles>152</meta:editing-cycles>
    <dc:creator>Mateu</dc:creator>
    <meta:document-statistic meta:table-count="2" meta:cell-count="1223" meta:object-count="0"/>
  </office:meta>
</office:document-meta>
</file>